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8b6d" officeooo:paragraph-rsid="00118b6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18b6d" officeooo:paragraph-rsid="00118b6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8b6d" officeooo:paragraph-rsid="00118b6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98c34" officeooo:paragraph-rsid="00198c3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italic" fo:font-weight="normal" officeooo:rsid="00118b6d" officeooo:paragraph-rsid="00118b6d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rsid="00135dbf" officeooo:paragraph-rsid="00135dbf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fo:font-weight="normal" officeooo:rsid="0013791c" officeooo:paragraph-rsid="0013791c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159014" officeooo:paragraph-rsid="00159014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officeooo:rsid="00159014" officeooo:paragraph-rsid="0016aff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rsid="0013791c" officeooo:paragraph-rsid="00159014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118b6d" officeooo:paragraph-rsid="00118b6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135dbf" officeooo:paragraph-rsid="00135db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3791c" officeooo:paragraph-rsid="0013791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59014" officeooo:paragraph-rsid="0015901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159014" officeooo:paragraph-rsid="0016aff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59014" officeooo:paragraph-rsid="00198c3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3c592" officeooo:paragraph-rsid="0013c59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16affd" officeooo:paragraph-rsid="0016aff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17c1a3" officeooo:paragraph-rsid="0017c1a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bold" officeooo:rsid="00118b6d" officeooo:paragraph-rsid="00118b6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bold" officeooo:rsid="0013791c" officeooo:paragraph-rsid="0013791c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bold" officeooo:rsid="0013c592" officeooo:paragraph-rsid="0013c592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bold" officeooo:rsid="00159014" officeooo:paragraph-rsid="00159014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officeooo:rsid="00159014" officeooo:paragraph-rsid="0016aff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bold" officeooo:rsid="0016affd" officeooo:paragraph-rsid="0016affd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13791c" officeooo:paragraph-rsid="0013791c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font-style="normal" fo:font-weight="normal" officeooo:rsid="0013791c" officeooo:paragraph-rsid="0013791c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font-style="normal" fo:font-weight="normal" officeooo:rsid="0013791c" officeooo:paragraph-rsid="001ace3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bold" officeooo:rsid="0013791c" officeooo:paragraph-rsid="00198c34" style:font-style-asian="normal" style:font-weight-asian="bold" style:font-style-complex="normal" style:font-weight-complex="bold"/>
    </style:style>
    <style:style style:name="T1" style:family="text">
      <style:text-properties officeooo:rsid="0013791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9014" style:font-weight-asian="normal" style:font-weight-complex="normal"/>
    </style:style>
    <style:style style:name="T4" style:family="text">
      <style:text-properties fo:font-weight="normal" officeooo:rsid="0017c1a3" style:font-weight-asian="normal" style:font-weight-complex="normal"/>
    </style:style>
    <style:style style:name="T5" style:family="text">
      <style:text-properties officeooo:rsid="00159014"/>
    </style:style>
    <style:style style:name="T6" style:family="text">
      <style:text-properties officeooo:rsid="0016affd"/>
    </style:style>
    <style:style style:name="T7" style:family="text">
      <style:text-properties officeooo:rsid="001ace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9 – Tipagem estática e tipagem dinâmica</text:p>
      <text:p text:style-name="P3"/>
      <text:p text:style-name="P4">Algumas linguagens de programação usam tipos estáticos, isto é, uma variável é inerentemente associada ao tipo de dado que ela armazena. C e C++ são duas linguagens desse tipo. Por saber de antemão o tipo de dado que será armazenado, o compilador “sabe” quanto espaço deve ser alocado para a variável, e isso permite uma série de otimizações interessantes. Por outro lado, outras linguagens, como Python e MatLab, usam tipos dinâmicos, isto é, uma variável pode armazenar vários tipos de dados durante a execução do programa. Isso permite que o programador não tenha que explicitar a reserva de memória da variável. Nesta aula, estudaremos as vantagens e desvantagens de cada uma dessas abordagens.</text:p>
      <text:p text:style-name="P2"/>
      <text:p text:style-name="P2">Exercício 1</text:p>
      <text:p text:style-name="P5">Objetivo: entender o que é tipagem estática e o que é tipagem dinâmica</text:p>
      <text:p text:style-name="P11"/>
      <text:p text:style-name="P11">Em algumas linguagens de programação, como Python ou MatLab, é possível realizar operações de atribuição conforme o seguinte programa:</text:p>
      <text:p text:style-name="P11"/>
      <text:p text:style-name="P11">A = 50</text:p>
      <text:p text:style-name="P11">A = ‘70’</text:p>
      <text:p text:style-name="P11">A = ‘Ola!’</text:p>
      <text:p text:style-name="P11">A = 50.0</text:p>
      <text:p text:style-name="P11"/>
      <text:p text:style-name="P11">a) Qual é o tipo de dado armazenado em A após cada uma das operações de atribuição?</text:p>
      <text:p text:style-name="P11">b) Essa sequência de operações é permitida em Python e MatLab. Porém, em C ela é proibida. Por que é necessário que essa sequência de operações seja proibida em C?</text:p>
      <text:p text:style-name="P11"/>
      <text:p text:style-name="P20">Exercício 2</text:p>
      <text:p text:style-name="P6">Objetivo: enumerar as informações que devem ser armazenas junto aos dados de variáveis de tipo dinâmico</text:p>
      <text:p text:style-name="P12"/>
      <text:p text:style-name="P12">Em Python, a operação soma, realizada em tipos inteiros, retorna a soma numérica dos operandos. Porém, a operação soma pode ser executada em strings, retornando a concatenação entre duas strings:</text:p>
      <text:p text:style-name="P12">&gt;&gt;&gt; a = 10</text:p>
      <text:p text:style-name="P12">&gt;&gt;&gt; b = 50</text:p>
      <text:p text:style-name="P12">&gt;&gt;&gt; a + b</text:p>
      <text:p text:style-name="P12">60</text:p>
      <text:p text:style-name="P12">&gt;&gt;&gt; a = 'ola '</text:p>
      <text:p text:style-name="P12">&gt;&gt;&gt; b = 'mundo'</text:p>
      <text:p text:style-name="P12">&gt;&gt;&gt; a + b</text:p>
      <text:p text:style-name="P12">'ola mundo'</text:p>
      <text:p text:style-name="P12"/>
      <text:p text:style-name="P12">a) Quando a implementação soma é implementada (por exemplo, usando o Yacc), quais informações são necessárias para que a operação seja executada corretamente em todos os casos?</text:p>
      <text:p text:style-name="P12">b) Variáveis de diferentes tipos precisam de espaços de memória de diferentes tipos para serem armazenadas. Quais ferramentas <text:span text:style-name="T1">(isto é, quais funções) </text:span>podem ser usadas, em C, para <text:span text:style-name="T1">lidar com essa situação?</text:span></text:p>
      <text:p text:style-name="P13">c) A struct abaixo é adequada para representar uma variável de tipo dinâmico? Se faltarem informações, adicione mais linhas ao código:</text:p>
      <text:p text:style-name="P13"/>
      <text:p text:style-name="P13"/>
      <text:p text:style-name="P13"/>
      <text:p text:style-name="P13"><text:soft-page-break/>typedef struct {</text:p>
      <text:p text:style-name="P13"><text:s text:c="2"/>void *dados;</text:p>
      <text:p text:style-name="P13"><text:s text:c="2"/>char *rotulo;</text:p>
      <text:p text:style-name="P13"><text:s text:c="2"/>int tipo;</text:p>
      <text:p text:style-name="P13">} variavel_dinamica;</text:p>
      <text:p text:style-name="P13"/>
      <text:p text:style-name="P16">d) Os dados, em linguagens de tipagem dinâmica, são colocados na pilha ou no heap?</text:p>
      <text:p text:style-name="P29"/>
      <text:p text:style-name="P29">Exercício 3</text:p>
      <text:p text:style-name="P7">Objetivo: entender o processo de criação de uma variável dinâmica no sistema</text:p>
      <text:p text:style-name="P13"/>
      <text:p text:style-name="P13"><text:span text:style-name="T5">a) </text:span>Ordene as instruções abaixo para implementar a operação de atribuição de uma variável dinâmica. Lembre-se que uma atribuição tem a forma A = X, onde A é o rótulo da variável que receberá o dado e X é o dado a ser atribuído. Se precisar adicione ou remova instruções:</text:p>
      <text:p text:style-name="P13"/>
      <text:list xml:id="list910982678060960436" text:style-name="L1">
        <text:list-item>
          <text:p text:style-name="P27">Copia os dados contidos em X para o espaço de dados de Y</text:p>
        </text:list-item>
        <text:list-item>
          <text:p text:style-name="P27">Aloca espaço para os dados de Y, considerando o tipo de X</text:p>
        </text:list-item>
        <text:list-item>
          <text:p text:style-name="P28"><text:span text:style-name="T7">Aloca espaço para </text:span>nova <text:span text:style-name="T7">struct</text:span> Y do tipo variavel_dinamica</text:p>
        </text:list-item>
        <text:list-item>
          <text:p text:style-name="P27">Aloca espaço para o rótulo de Y</text:p>
        </text:list-item>
        <text:list-item>
          <text:p text:style-name="P27">Atribui valor ‘A’ ao rótulo de Y</text:p>
        </text:list-item>
      </text:list>
      <text:p text:style-name="P13"/>
      <text:p text:style-name="P14">b) Quais dessas instruções não são necessárias na operação de atribuição em linguagem C?</text:p>
      <text:p text:style-name="P13"/>
      <text:p text:style-name="P21">Exercício 4</text:p>
      <text:p text:style-name="P7">Objetivo: entender o processo de contagem de referências</text:p>
      <text:p text:style-name="P13"/>
      <text:p text:style-name="P17">Quando lidamos com dados muito grandes (por exemplo, matrizes), operações de atribuição podem ser mais rápidas se a cópia de uma variável para outra for implementada usando somente a cópia do ponteiro para o espaço de dados. Em Python, isso pode levar a situações como esta:</text:p>
      <text:p text:style-name="P17"/>
      <text:p text:style-name="P17">&gt;&gt;&gt; A = [1, 2, 3, 4, 5]</text:p>
      <text:p text:style-name="P17">&gt;&gt;&gt; B = A</text:p>
      <text:p text:style-name="P17">&gt;&gt;&gt; A[0] = 4</text:p>
      <text:p text:style-name="P17">&gt;&gt;&gt; B</text:p>
      <text:p text:style-name="P17">[4, 2, 3, 4, 5]</text:p>
      <text:p text:style-name="P17"/>
      <text:p text:style-name="P17">Na segunda linha, a atribuição de A para B não causou a replicação da lista de valores. Ao invés disso, B passou a conter um ponteiro para os dados anteriormente representados por A.</text:p>
      <text:p text:style-name="P17"/>
      <text:p text:style-name="P17">a) O código abaixo inicia com <text:s/>atribuição de uma lista para A. Nele, após cada linha, anote quantas variáveis contém ponteiros para o espaço de memória inicialmente alocado para os dados de A:</text:p>
      <text:p text:style-name="P17"/>
      <text:p text:style-name="P17">&gt;&gt;&gt; A = [1, 2, 3, 4, 5] <text:s text:c="15"/>← 1 referência</text:p>
      <text:p text:style-name="P17">&gt;&gt;&gt; B = A</text:p>
      <text:p text:style-name="P17">&gt;&gt;&gt; C = A</text:p>
      <text:p text:style-name="P17">&gt;&gt;&gt; C = 100</text:p>
      <text:p text:style-name="P17">&gt;&gt;&gt; A = 0</text:p>
      <text:p text:style-name="P17">&gt;&gt;&gt; B = 10</text:p>
      <text:p text:style-name="P17"/>
      <text:p text:style-name="P17">b) Após qual linha seria seguro desalocar a memória utilizada pela lista que foi inicialmente alocada em A? É possível justificar essa decisão usando a contagem de referências?</text:p>
      <text:p text:style-name="P17"/>
      <text:p text:style-name="P22"><text:soft-page-break/>Exercício 5</text:p>
      <text:p text:style-name="P10"><text:span text:style-name="T2">Objetivo: </text:span><text:span text:style-name="T3">propor um código para analisar o comportamento de linguagens de programação</text:span></text:p>
      <text:p text:style-name="P14"/>
      <text:p text:style-name="P14">Proponha um pequeno trecho de código em MatLab, JavaScript ou outra linguagem de tipagem dinâmica à sua escolha. Esse código deve evidenciar se a operação de atribuição de um vetor causa a cópia dos dados ou somente a cópia de um ponteiro para os dados.</text:p>
      <text:p text:style-name="P14"/>
      <text:p text:style-name="P23">Exercício 6</text:p>
      <text:p text:style-name="P8">Objetivo: argumentar sobre vantagens de linguagens com tipagem dinâmica</text:p>
      <text:p text:style-name="P14"/>
      <text:p text:style-name="P18">Linguagens como MatLab têm tipos dinâmicos. Com base em sua experiência, encontre situações em que o fato de não ser necessário declarar as variáveis explicitamente tornou o processo de programação mais rápido.</text:p>
      <text:p text:style-name="P18"/>
      <text:p text:style-name="P24"/>
      <text:p text:style-name="P24">Exercício <text:span text:style-name="T6">7</text:span></text:p>
      <text:p text:style-name="P9">Objetivo: argumentar sobre <text:span text:style-name="T6">des</text:span>vantagens de linguagens com tipagem dinâmica</text:p>
      <text:p text:style-name="P15"/>
      <text:p text:style-name="P18">Após entender o processo de criação de variáveis com tipo dinâmico e o processo de coleção de lixo (garbage collection), identifique, dos casos abaixo, quais não seriam prejudicados pelos overheads relacionados à tipagem dinâmica:</text:p>
      <text:p text:style-name="P18"/>
      <text:p text:style-name="P18">a) Um webserver</text:p>
      <text:p text:style-name="P25"><text:span text:style-name="T2">b) Um servidor de bancos de dados que acessa elementos </text:span><text:span text:style-name="T4">no disco rídido</text:span></text:p>
      <text:p text:style-name="P19">c) Um jogo de computador que emula o comportamento físico de todos os objetos em cena</text:p>
      <text:p text:style-name="P19">d) Um processador de efeitos de vídeo em tempo re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0:07:49.751103712</meta:creation-date>
    <dc:date>2017-11-16T14:46:43.725209854</dc:date>
    <meta:editing-duration>PT44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918" meta:character-count="5214" meta:non-whitespace-character-count="4348"/>
  </office:meta>
</office:document-meta>
</file>